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35cm"/>
    </style:style>
    <style:style style:name="gr2" style:family="graphic" style:parent-style-name="standard">
      <style:graphic-properties draw:textarea-horizontal-align="justify" draw:textarea-vertical-align="middle" draw:auto-grow-height="false" fo:min-height="3.05cm" fo:min-width="1.9cm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3.65cm" fo:min-width="2.8cm"/>
    </style:style>
    <style:style style:name="gr4" style:family="graphic" style:parent-style-name="standard">
      <style:graphic-properties draw:fill-color="#669900" draw:textarea-horizontal-align="justify" draw:textarea-vertical-align="middle" draw:auto-grow-height="false" fo:min-height="3.45cm" fo:min-width="2.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99"/>
      <style:paragraph-properties fo:text-align="center"/>
    </style:style>
    <style:style style:name="P4" style:family="paragraph">
      <loext:graphic-properties draw:fill-color="#669900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7cm" svg:height="4.517cm" svg:x="5.1cm" svg:y="1.8cm">
          <draw:text-box>
            <text:p>Il y a 2 attracteurs : </text:p>
            <text:p><text:tab/>A1 = (0,1) et <text:s/>A2 = (2,1)</text:p>
            <text:p/>
            <text:p>notation (x,y)</text:p>
            <text:p/>
            <text:p>On attend ce commitment diagram : </text:p>
          </draw:text-box>
        </draw:frame>
        <draw:custom-shape draw:style-name="gr2" draw:text-style-name="P2" draw:layer="layout" svg:width="2.4cm" svg:height="3.3cm" svg:x="9.1cm" svg:y="6.9cm">
          <text:p text:style-name="P2">A1 A2</text:p>
          <text:p text:style-name="P2">1 state </text:p>
          <text:p text:style-name="P2">(0,0)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cm" svg:height="3.9cm" svg:x="5.1cm" svg:y="11.6cm">
          <text:p text:style-name="P2">A1=(1,0)</text:p>
          <text:p text:style-name="P2">1 state 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3cm" svg:height="3.7cm" svg:x="10.7cm" svg:y="11.7cm">
          <text:p text:style-name="P2">A2=(2,1)</text:p>
          <text:p text:style-name="P2">4 states</text:p>
          <text:p text:style-name="P2">(1,0) (1,1)</text:p>
          <text:p text:style-name="P2">(2,0) (2,1) 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9.8cm" svg:y1="10.3cm" svg:x2="7.2cm" svg:y2="11.6cm">
          <text:p/>
        </draw:line>
        <draw:line draw:style-name="gr5" draw:text-style-name="P5" draw:layer="layout" svg:x1="10.3cm" svg:y1="10.3cm" svg:x2="12.3cm" svg:y2="11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2T19:10:58.857301987</meta:creation-date>
    <dc:date>2020-05-12T19:27:25.568721182</dc:date>
    <meta:editing-duration>PT5M49S</meta:editing-duration>
    <meta:editing-cycles>5</meta:editing-cycles>
    <meta:generator>LibreOffice/5.1.6.2$Linux_X86_64 LibreOffice_project/10m0$Build-2</meta:generator>
    <meta:document-statistic meta:object-count="6"/>
  </office:meta>
</office:document-meta>
</file>